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9556in" style:rel-column-width="9356*"/>
    </style:style>
    <style:style style:name="Table11.B" style:family="table-column">
      <style:table-column-properties style:column-width="1.8917in" style:rel-column-width="18522*"/>
    </style:style>
    <style:style style:name="Table11.C" style:family="table-column">
      <style:table-column-properties style:column-width="1.9646in" style:rel-column-width="19236*"/>
    </style:style>
    <style:style style:name="Table11.D" style:family="table-column">
      <style:table-column-properties style:column-width="1.0417in" style:rel-column-width="10199*"/>
    </style:style>
    <style:style style:name="Table11.E" style:family="table-column">
      <style:table-column-properties style:column-width="0.3764in" style:rel-column-width="3685*"/>
    </style:style>
    <style:style style:name="Table11.F" style:family="table-column">
      <style:table-column-properties style:column-width="0.2486in" style:rel-column-width="2434*"/>
    </style:style>
    <style:style style:name="Table11.G" style:family="table-column">
      <style:table-column-properties style:column-width="0.2146in" style:rel-column-width="210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G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Vinc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VINCA MINOR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Ski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Hai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After swallow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Weak and faint, as if to die. </text:p>
      <text:p text:style-name="Primary"/>
      <text:p text:style-name="Secondary">Foul, matted hair. </text:p>
      <text:p text:style-name="Secondary">Cutting in lower œsophagus. </text:p>
      <text:p text:style-name="Secondary">Menorrhagia; blood flows and flows, with weakness. </text:p>
      <text:p text:style-name="Secondary">Weeping eczema intermingled with foul, thick crusts. </text:p>
      <text:p text:style-name="SK-MM-Remedy-Reference">Related: Ustil.</text:p>
      <text:p text:style-name="Standard"/>
      <text:p text:style-name="SK-MM-Rem-Short">Vio-o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VIOLA ODORATA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Nerves</text:p>
          </table:table-cell>
          <table:table-cell table:style-name="Table1.A2" office:value-type="string">
            <text:p text:style-name="SK-MM-L2">Eye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Ear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Vis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Wrists (R)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Ski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Cloudy weathe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ool ai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usic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Puberty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Tension. </text:span></text:p>
      <text:p text:style-name="Primary">Nervous activity, then sudden exhaustion. </text:p>
      <text:p text:style-name="Primary">Combined eye, ear and kidney or worm symptoms. </text:p>
      <text:p text:style-name="Primary"/>
      <text:p text:style-name="Secondary">Pain over brows. </text:p>
      <text:p text:style-name="Secondary">Pain l. </text:p>
      <text:p text:style-name="Secondary">eye to vertex, &lt; cough. </text:p>
      <text:p text:style-name="Secondary">Cramp in eyes. </text:p>
      <text:p text:style-name="Secondary">Otorrhœa. </text:p>
      <text:p text:style-name="Secondary">Craves meat. </text:p>
      <text:p text:style-name="Secondary">Itching at anus. </text:p>
      <text:p text:style-name="Secondary">Milky urine. </text:p>
      <text:p text:style-name="Secondary">Enuresis. </text:p>
      <text:p text:style-name="Secondary">Weight on chest. </text:p>
      <text:p text:style-name="Secondary"><text:soft-page-break/>Dry skin, with moist palms. </text:p>
      <text:p text:style-name="Secondary">Cold shoulders. </text:p>
      <text:p text:style-name="SK-MM-Remedy-Reference">Related: Pul. Spi.</text:p>
      <text:p text:style-name="Standard"/>
      <text:p text:style-name="SK-MM-Rem-Short">Vio-t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VIOLA TRICOLOR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Emphasis">Ski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Scalp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Urinary orga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Pressing on opposite sid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uppressed eczema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Rhus-t.</text:p>
      <text:p text:style-name="Standard"/>
      <text:p text:style-name="SK-MM-Rem-Short">Vip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VIPERA TORVA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VEIN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Bloo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LETTING LIMB HANG DOW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Col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Yearly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Touc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Bursting feeling. </text:p>
      <text:p text:style-name="Primary">Hæmorrhagic tendency. </text:p>
      <text:p text:style-name="Primary"/>
      <text:p text:style-name="Secondary"><text:span text:style-name="Emphasis">Epistaxis. </text:span></text:p>
      <text:p text:style-name="Secondary">Excruciating pain at epigastrium. </text:p>
      <text:p text:style-name="Secondary">Enlarged liver. </text:p>
      <text:p text:style-name="Secondary">Fulness and unbearable pain, as if limb would burst; must elevate parts; sits with feet high. </text:p>
      <text:p text:style-name="Secondary">Cramps in or blue lower limbs. </text:p>
      <text:p text:style-name="Secondary">Varicose veins or ulcers. </text:p>
      <text:p text:style-name="Secondary">Phlebitis. </text:p>
      <text:p text:style-name="Secondary">Goitre. </text:p>
      <text:p text:style-name="SK-MM-Remedy-Reference">Related: Elap.</text:p>
      <text:p text:style-name="Standard"/>
      <text:p text:style-name="SK-MM-Rem-Short">Vis-a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ext:soft-page-break/>
        <table:table-row>
          <table:table-cell table:style-name="Table4.A1" office:value-type="string">
            <text:p text:style-name="SK-MM-Rem">VISCUM ALB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Female sexual organ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Nerv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Becoming chilled while ho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Bufo.</text:p>
      <text:p text:style-name="Standard"/>
      <text:p text:style-name="SK-MM-Rem-Short">Xantx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XANTHOXYLUM FRAXINE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Nerv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Respira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Female sexual organ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Left sid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Sleep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Dampnes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Vomit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Grinding, shooting, radiating pains. </text:p>
      <text:p text:style-name="Primary">Numb l. </text:p>
      <text:p text:style-name="Primary">side. </text:p>
      <text:p text:style-name="Primary"/>
      <text:p text:style-name="Secondary">Nervousness. </text:p>
      <text:p text:style-name="Secondary">Head threatens to fly to pieces. </text:p>
      <text:p text:style-name="Secondary">Throat feels like a hollow cavern. </text:p>
      <text:p text:style-name="Secondary">Violent, <text:span text:style-name="Emphasis">agonizing, </text:span>grinding dysmenorrhœal pains, not &gt; in any position; pains go into thighs or radiate over whole body, even to heart. </text:p>
      <text:p text:style-name="Secondary">Leucorrhœa replaces menses. </text:p>
      <text:p text:style-name="Secondary">Soreness of face of thighs, before menses. </text:p>
      <text:p text:style-name="SK-MM-Remedy-Reference">Related: Ars. Lach.</text:p>
      <text:p text:style-name="Standard"/>
      <text:p text:style-name="SK-MM-Rem-Short">Zin-ar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ZINCUM ARSENICICUM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</table:table>
      <text:p text:style-name="Standard"><text:line-break/><text:soft-page-break/></text:p>
      <text:p text:style-name="SK-MM-Remedy-Reference">Related: Pul.</text:p>
      <text:p text:style-name="Standard"/>
      <text:p text:style-name="SK-MM-Rem-Short">Zin-chr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ZINCUM CHROMAT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Emphasis">Ear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Nose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Throa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Left sid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Lying on back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Washing hea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Gnawing, grinding ache. </text:p>
      <text:p text:style-name="Primary">Wandering, shock-like pains. </text:p>
      <text:p text:style-name="Primary">Catching stitches, that impede motion. </text:p>
      <text:p text:style-name="Primary"/>
      <text:p text:style-name="Secondary">Averse to work; can't bring herself to it. </text:p>
      <text:p text:style-name="Secondary">Inward pressing; in spot on bregma. </text:p>
      <text:p text:style-name="Secondary">Throbbing temples; behind ears. </text:p>
      <text:p text:style-name="Secondary">Wavering vision. </text:p>
      <text:p text:style-name="Secondary">Bad odor within nose. </text:p>
      <text:p text:style-name="Secondary">Blows quantities of blood, pus and scabs from nose. </text:p>
      <text:p text:style-name="Secondary">Metallic taste. </text:p>
      <text:p text:style-name="Secondary">Indefinite cravings. </text:p>
      <text:p text:style-name="Secondary">Thoughts of eating are a bugbear. </text:p>
      <text:p text:style-name="Secondary">Can't tolerate her hands on abdomen. </text:p>
      <text:p text:style-name="Secondary">Dryness in vagina, with a sense of coming unwell; 10-12 A.M. </text:p>
      <text:p text:style-name="Secondary">Cough from tickling in throat-pit; expectorate sweet and loose, but had to be swallowed, or tough with spitting spells. </text:p>
      <text:p text:style-name="Secondary">Shooting from l. </text:p>
      <text:p text:style-name="Secondary">larynx up through tonsil into ear. </text:p>
      <text:p text:style-name="Secondary">Cutting at apex of heart; at night. </text:p>
      <text:p text:style-name="Secondary">Gnawing grinding below and above l. </text:p>
      <text:p text:style-name="Secondary">scapula. </text:p>
      <text:p text:style-name="Secondary">Feet sore. </text:p>
      <text:p text:style-name="Secondary">Cramps in toes at night; or grinding gnawing. </text:p>
      <text:p text:style-name="SK-MM-Remedy-Reference">Related: Pul.</text:p>
      <text:p text:style-name="Standard"/>
      <text:p text:style-name="SK-MM-Rem-Short">Zin-io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ZINCUM IODAT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Emphasis">Hear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ext:soft-page-break/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Nerv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Valv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Lying on L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Hea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Jerkings, startings, etc. </text:p>
      <text:p text:style-name="Primary">Lying on left side causes vertigo, palpitation, floating sensation, etc. </text:p>
      <text:p text:style-name="Primary"/>
      <text:p text:style-name="Secondary">Nose, obstructed at night; blows thick, yellow chunks from; hot, dry nares. </text:p>
      <text:p text:style-name="Secondary">Goitre; presses inwardly. </text:p>
      <text:p text:style-name="Secondary">Myocardial exhaustion. </text:p>
      <text:p text:style-name="Secondary">Lower limbs feel as if floating. </text:p>
      <text:p text:style-name="Secondary">Cramps in calves, in ankles; must press feet to floor. </text:p>
      <text:p text:style-name="SK-MM-Remedy-Reference">Related: Sticta.</text:p>
      <text:p text:style-name="Standard"/>
      <text:p text:style-name="SK-MM-Rem-Short">Zin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ZINCUM METALLIC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BRAIN AND NERVES</text:p>
          </table:table-cell>
          <table:table-cell table:style-name="Table9.A2" office:value-type="string">
            <text:p text:style-name="SK-MM-L2"><text:span text:style-name="Emphasis">Occiput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Spine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Orbital regio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Root of nos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Blood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Inner canthi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EXHAUSTION</text:span>mental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Suppression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Noise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Touch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Win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After being heate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<text:span text:style-name="Emphasis">Mot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Hard pressur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Warm open ai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<text:span text:style-name="Strong_20_Emphasis">FREE DISCHARG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oft-page-break/><text:span text:style-name="Emphasis">Fagged, </text:span>enervated or depressed; can't throw things off; develop exanthema or discharges, etc. </text:p>
      <text:p text:style-name="Primary">Increasing weakness; &lt; eating; with restlessness. </text:p>
      <text:p text:style-name="Primary">Isolated effects; one part numb, another sensitive; <text:span text:style-name="Emphasis">formication; </text:span>pain in spots; between skin and flesh, etc. </text:p>
      <text:p text:style-name="Primary">Transverse pains. </text:p>
      <text:p text:style-name="Primary">Automatic acts. </text:p>
      <text:p text:style-name="Primary"><text:span text:style-name="Emphasis">Tremor. </text:span></text:p>
      <text:p text:style-name="Primary"><text:span text:style-name="Emphasis">Jerkings; </text:span>nightly. </text:p>
      <text:p text:style-name="Primary">Spasm. </text:p>
      <text:p text:style-name="Primary">Shootings. </text:p>
      <text:p text:style-name="Primary">Descending paralysis. </text:p>
      <text:p text:style-name="Primary">Disabling bone pains. </text:p>
      <text:p text:style-name="Primary">Bloody discharges. </text:p>
      <text:p text:style-name="Primary"/>
      <text:p text:style-name="Secondary">Fretful and sensitive; cries if vexed. </text:p>
      <text:p text:style-name="Secondary">Easily startled, excited or intoxicated. </text:p>
      <text:p text:style-name="Secondary">Muddled. </text:p>
      <text:p text:style-name="Secondary"><text:span text:style-name="Emphasis">Forgetful; </text:span>repeats the question, then answers. </text:p>
      <text:p text:style-name="Secondary">Brain-fag. </text:p>
      <text:p text:style-name="Secondary"><text:span text:style-name="Emphasis">Screams; </text:span>if moved; during sleep; with pain, etc. </text:p>
      <text:p text:style-name="Secondary">Violent vertigo; with stupor. </text:p>
      <text:p text:style-name="Secondary">Headache of varying intensity; pressive on vertex or root of nose; into eyes; with weak vision; &lt; warmth, &gt; hard pressure. </text:p>
      <text:p text:style-name="Secondary">Temples; heavy ache in; pain &lt; biting. </text:p>
      <text:p text:style-name="Secondary">Occiput; dragging, down back; as of a blow on, then weak legs; heat in. </text:p>
      <text:p text:style-name="Secondary">Crashing in head on falling to sleep. </text:p>
      <text:p text:style-name="Secondary">Rolls head and grinds teeth. </text:p>
      <text:p text:style-name="Secondary">Brain paralysis. </text:p>
      <text:p text:style-name="Secondary">Hair painful; on vertex bristles. </text:p>
      <text:p text:style-name="Secondary">Eyes feel drawn together. </text:p>
      <text:p text:style-name="Secondary">Squint. </text:p>
      <text:p text:style-name="Secondary">Lachrymation on eating. </text:p>
      <text:p text:style-name="Secondary">Pterygium. </text:p>
      <text:p text:style-name="Secondary">Swelled nose. </text:p>
      <text:p text:style-name="Secondary">Pale, bluish, miserable face. </text:p>
      <text:p text:style-name="Secondary">Sticky lips. </text:p>
      <text:p text:style-name="Secondary">Bitter mouth. </text:p>
      <text:p text:style-name="Secondary">Voracity. </text:p>
      <text:p text:style-name="Secondary">As of a lump in liver region or at navel. </text:p>
      <text:p text:style-name="Secondary">Hypogastric flatulence. </text:p>
      <text:p text:style-name="Secondary">Itching at anus during stool. </text:p>
      <text:p text:style-name="Secondary">Piles draw down, &gt; heat &lt; walking; ulcerate. </text:p>
      <text:p text:style-name="Secondary">Violent urging but urinates only in certain positions, bending backward, crossing limbs, etc. blood follows urine. </text:p>
      <text:p text:style-name="Secondary">Pressive cutting about kidneys. </text:p>
      <text:p text:style-name="Secondary">Grasps genitals; with each cough, etc. </text:p>
      <text:p text:style-name="Secondary">Sexual excitement. </text:p>
      <text:p text:style-name="Secondary">Onanism; during menses. </text:p>
      <text:p text:style-name="Secondary">Profuse, lumpy menses. </text:p>
      <text:p text:style-name="Secondary">Pain (boring) in l. </text:p>
      <text:p text:style-name="Secondary">ovary. </text:p>
      <text:p text:style-name="Secondary"><text:soft-page-break/>Spasmodic dyspnœa, &lt; flatulency &gt; expectoration. </text:p>
      <text:p text:style-name="Secondary">Bursting, one hard throb or as of a cap over heart. </text:p>
      <text:p text:style-name="Secondary">Hard heart beat. </text:p>
      <text:p text:style-name="Secondary">Constricted chest. </text:p>
      <text:p text:style-name="Secondary">Nape tired; &lt; mental exertion; lame, then stupor. </text:p>
      <text:p text:style-name="Secondary">Spine aching, burning along, &lt; sitting; <text:span text:style-name="Emphasis">sensitive; </text:span>inter-scapular cutting, &gt; eructations; weak lumbar, &lt; standing. </text:p>
      <text:p text:style-name="Secondary"><text:span text:style-name="Emphasis">Spasms, </text:span>from spinal injuries. </text:p>
      <text:p text:style-name="Secondary">Pains in limbs on becoming heated. </text:p>
      <text:p text:style-name="Secondary">Hands tremble; eczema on. </text:p>
      <text:p text:style-name="Secondary">CAN'T KEEP FEET AND LEGS STILL; cramp when cold. </text:p>
      <text:p text:style-name="Secondary">Toes feel swelled; sore; ache in tips. </text:p>
      <text:p text:style-name="Secondary">Sensitive soles. </text:p>
      <text:p text:style-name="Secondary">Bones of feet feel broken. </text:p>
      <text:p text:style-name="Secondary">Sweaty feet, with sore toes. </text:p>
      <text:p text:style-name="Secondary">Stumbling. </text:p>
      <text:p text:style-name="Secondary">Spastic gait. </text:p>
      <text:p text:style-name="Secondary">Varicoses; painful; chronic; on genitals. </text:p>
      <text:p text:style-name="Secondary">Broken, unrefreshing sleep. </text:p>
      <text:p text:style-name="SK-MM-Remedy-Reference">Antidote: Tab. Complementary: Pul. Related: Ign. Kali-p. Lach. Pic-ac.</text:p>
      <text:p text:style-name="Standard"/>
      <text:p text:style-name="SK-MM-Rem-Short">Zin-ph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ZINCUM PHOSPHORICUM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</text:p>
          </table:table-cell>
          <table:table-cell table:style-name="Table10.A2" office:value-type="string">
            <text:p text:style-name="SK-MM-L1">Nerve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Ovarie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Spin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/>
      <text:p text:style-name="Standard"/>
      <text:p text:style-name="SK-MM-Rem-Short">Zin-v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SK-MM-Rem">ZINC VALERIANICUM</text:p>
          </table:table-cell>
          <table:table-cell table:style-name="Table11.A1" office:value-type="string">
            <text:p text:style-name="Standard">L1</text:p>
          </table:table-cell>
          <table:table-cell table:style-name="Table11.A1" office:value-type="string">
            <text:p text:style-name="Standard">L2</text:p>
          </table:table-cell>
          <table:table-cell table:style-name="Table11.A1" office:value-type="string">
            <text:p text:style-name="Standard">L3</text:p>
          </table:table-cell>
          <table:table-cell table:style-name="Table11.A1" office:value-type="string">
            <text:p text:style-name="Standard">fnote</text:p>
          </table:table-cell>
          <table:table-cell table:style-name="Table11.A1" office:value-type="string">
            <text:p text:style-name="Standard"/>
          </table:table-cell>
          <table:table-cell table:style-name="Table11.G1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>Region</text:p>
          </table:table-cell>
          <table:table-cell table:style-name="Table11.A2" office:value-type="string">
            <text:p text:style-name="SK-MM-L1"><text:span text:style-name="Emphasis">Nerves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Ovaries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Spine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</table:table>
      <text:p text:style-name="Standard"><text:line-break/></text:p>
      <text:p text:style-name="Primary">Oversensitive, nervous and sleepless. </text:p>
      <text:p text:style-name="Primary">Spasmodic nervous effects. </text:p>
      <text:p text:style-name="Primary">Yawning. </text:p>
      <text:p text:style-name="Primary">Hiccough. </text:p>
      <text:p text:style-name="Primary"/>
      <text:p text:style-name="Secondary">Excitable. </text:p>
      <text:p text:style-name="Secondary"><text:soft-page-break/>Ticking over l. </text:p>
      <text:p text:style-name="Secondary">ear. </text:p>
      <text:p text:style-name="Secondary">Sour taste in A.M. </text:p>
      <text:p text:style-name="Secondary">Flatulent cramps; hypogastric. </text:p>
      <text:p text:style-name="Secondary">Mucous colitis. </text:p>
      <text:p text:style-name="Secondary">Smothers on attempting to eat. </text:p>
      <text:p text:style-name="Secondary">Ovarian or dysmenorrhœal pains, down limbs; during and after menses. </text:p>
      <text:p text:style-name="Secondary">Achings up back. </text:p>
      <text:p text:style-name="Secondary">Chills after mental excitement or exertion. </text:p>
      <text:p text:style-name="Secondary">Cold parts burn as they warm up. </text:p>
      <text:p text:style-name="SK-MM-Remedy-Reference"/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2" meta:image-count="0" meta:object-count="0" meta:page-count="8" meta:paragraph-count="333" meta:word-count="955" meta:character-count="6090"/>
    <dc:date>2012-09-06T00:59:55.80</dc:date>
    <meta:editing-duration>PT3M2S</meta:editing-duration>
    <meta:editing-cycles>1</meta:editing-cycles>
  </office:meta>
</office:document-meta>
</file>